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15pt" style:font-size-asian="15pt" style:font-size-complex="15pt"/>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port for Lofthus frukt og saft</text:p>
      <text:p text:style-name="P2"/>
      <text:p text:style-name="P1">I started with writing down all the task I needed for the job and devided it into the priority from most important/tasks I can complete before the others in this order.</text:p>
      <text:p text:style-name="P1">I set the task up in a Gantt chart.</text:p>
      <text:p text:style-name="P1"/>
      <text:p text:style-name="P1"><text:span text:style-name="T1">Task 1</text:span> : examples for different websites</text:p>
      <text:p text:style-name="P1"><text:span text:style-name="T1">Task 2</text:span> : meeting with the client too gather all the information about their company and goals</text:p>
      <text:p text:style-name="P1"><text:span text:style-name="T1">Task 3</text:span> : hire all the workers for the job “ back-end developer, front-entdeveloper (me in this case) , photografer, a promotoion company, a company that give safe and appealing servers for the project and a expert in copywrithing.</text:p>
      <text:p text:style-name="P1"><text:span text:style-name="T1">Task 4</text:span> : making the html for the website</text:p>
      <text:p text:style-name="P1"><text:span text:style-name="T1">Task 5</text:span> : make css for the webpage <text:tab/></text:p>
      <text:p text:style-name="P1"><text:span text:style-name="T1">Task 6 </text:span>: Photgraph area / objects for website as agreed with the client</text:p>
      <text:p text:style-name="P1"><text:span text:style-name="T1">Task 7</text:span> : Insert the pictures</text:p>
      <text:p text:style-name="P1"><text:span text:style-name="T1">Task 8</text:span> : Start promote for the website/company as they want too expand. Google/newspapers, intervjue, radio etc.</text:p>
      <text:p text:style-name="P1"><text:span text:style-name="T1">Task 9</text:span> : meet with the company too hold them upp too date with the project and see if its any change, compare the budget and time limit. Adjust after theyr wish and my needs.</text:p>
      <text:p text:style-name="P1"><text:span text:style-name="T1">Task 10</text:span> : have the copywriter go over all the information and website too check and controll everything is in order.</text:p>
      <text:p text:style-name="P1"><text:span text:style-name="T1">Task 11</text:span> : set upp servers for the website.</text:p>
      <text:p text:style-name="P1"><text:span text:style-name="T1">Task 12</text:span> : Finish and deliver the project. </text:p>
      <text:p text:style-name="P1"/>
      <text:p text:style-name="P1">I counted this too be around around 15 days from start too finish, so I set the timelime for 21 days too have extra margin and no mistakes so I could deliver the project in time with everthing we agreed on.</text:p>
      <text:p text:style-name="P1"/>
      <text:p text:style-name="P1">As for my eomplyers I will use Gantt chart and the 12 step program too have controll and deliver a good product. </text:p>
      <text:p text:style-name="P1"/>
      <text:p text:style-name="P1">As for comunication I will try set up a meeting with Lofthus frukt og saft, if one of the parts cant get the meeting we will have too use online softwares like skype or discord for comunication</text:p>
      <text:p text:style-name="P1"/>
      <text:p text:style-name="P1">Link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jod Sadtdkp</meta:initial-creator>
    <meta:creation-date>2018-11-19T17:34:15.28</meta:creation-date>
    <dc:date>2018-11-20T18:13:07</dc:date>
    <dc:creator>Henjod Sadtdkp</dc:creator>
    <meta:editing-duration>PT1H59M54S</meta:editing-duration>
    <meta:editing-cycles>6</meta:editing-cycles>
    <meta:generator>OpenOffice/4.1.5$Win32 OpenOffice.org_project/415m1$Build-9789</meta:generator>
    <meta:document-statistic meta:table-count="0" meta:image-count="0" meta:object-count="0" meta:page-count="1" meta:paragraph-count="19" meta:word-count="338" meta:character-count="1777"/>
  </office:meta>
</office:document-meta>
</file>